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Adapter.fileChanged( Deploym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Adapter.fileRemoved( Deploym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Adapter.fileAdded( Deploym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